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DB80000099773C30FC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3cm" svg:height="11.417cm" svg:x="1.67cm" svg:y="8.383cm">
          <draw:image xlink:href="Pictures/1000000000000DB80000099773C30FC2.jpg" xlink:type="simple" xlink:show="embed" xlink:actuate="onLoad">
            <text:p/>
          </draw:image>
        </draw:frame>
        <draw:rect draw:style-name="gr2" draw:text-style-name="P1" draw:layer="layout" svg:width="4.7cm" svg:height="11.4cm" svg:x="13.8cm" svg:y="8.4cm">
          <text:p/>
        </draw:rect>
        <draw:rect draw:style-name="gr2" draw:text-style-name="P1" draw:layer="layout" svg:width="7.1cm" svg:height="11.4cm" svg:x="1.6cm" svg:y="8.4cm">
          <text:p/>
        </draw:rect>
        <draw:frame draw:style-name="gr3" draw:text-style-name="P2" draw:layer="layout" svg:width="5.455cm" svg:height="1.136cm" svg:x="13.5cm" svg:y="7.2cm">
          <draw:text-box>
            <text:p text:style-name="P2">Wireless side</text:p>
          </draw:text-box>
        </draw:frame>
        <draw:frame draw:style-name="gr3" draw:text-style-name="P2" draw:layer="layout" svg:width="4.773cm" svg:height="1.136cm" svg:x="1.545cm" svg:y="7.1cm">
          <draw:text-box>
            <text:p text:style-name="P2">Device side</text:p>
          </draw:text-box>
        </draw:frame>
        <draw:rect draw:style-name="gr2" draw:text-style-name="P1" draw:layer="layout" svg:width="3.4cm" svg:height="7cm" svg:x="9.6cm" svg:y="8.4cm">
          <text:p/>
        </draw:rect>
        <draw:frame draw:style-name="gr3" draw:text-style-name="P2" draw:layer="layout" svg:width="4.405cm" svg:height="1.136cm" svg:x="8.845cm" svg:y="7.1cm">
          <draw:text-box>
            <text:p text:style-name="P2">Teensy 3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ie Schmidiger</meta:initial-creator>
    <meta:creation-date>2017-10-04T15:36:34.48</meta:creation-date>
    <dc:date>2018-01-08T20:54:58.37</dc:date>
    <dc:creator>Stefanie Schmidiger</dc:creator>
    <meta:editing-duration>PT40M23S</meta:editing-duration>
    <meta:editing-cycles>13</meta:editing-cycles>
    <meta:generator>OpenOffice/4.1.3$Win32 OpenOffice.org_project/413m1$Build-9783</meta:generator>
    <meta:document-statistic meta:object-count="7"/>
  </office:meta>
</office:document-meta>
</file>